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 style:parent-style-name="standard">
      <style:graphic-properties svg:stroke-color="#ff5429" draw:fill-color="#ff5429" draw:textarea-vertical-align="middle" draw:auto-grow-height="false" fo:min-height="3.879cm" fo:min-width="3.311cm"/>
    </style:style>
    <style:style style:name="gr33" style:family="graphic" style:parent-style-name="standard">
      <style:graphic-properties svg:stroke-color="#e8a202" draw:fill-color="#e8a202" draw:textarea-vertical-align="middle" draw:auto-grow-height="false" fo:min-height="3.879cm" fo:min-width="3.311cm"/>
    </style:style>
    <style:style style:name="gr34" style:family="graphic" style:parent-style-name="standard">
      <style:graphic-properties svg:stroke-color="#069a2e" draw:fill-color="#069a2e" draw:textarea-vertical-align="middle" draw:auto-grow-height="false" fo:min-height="3.879cm" fo:min-width="3.311cm"/>
    </style:style>
    <style:style style:name="gr35" style:family="graphic" style:parent-style-name="standard">
      <style:graphic-properties svg:stroke-color="#6b5e9b" draw:fill-color="#6b5e9b" draw:textarea-vertical-align="middle" draw:auto-grow-height="false" fo:min-height="3.879cm" fo:min-width="3.311cm"/>
    </style:style>
    <style:style style:name="gr36" style:family="graphic" style:parent-style-name="standard">
      <style:graphic-properties draw:stroke="none" svg:stroke-color="#ff5429" draw:fill="none" draw:fill-color="#ff5429" draw:auto-grow-height="true" draw:auto-grow-width="false" fo:max-height="0cm" fo:min-height="0.755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5429"/>
      <style:paragraph-properties fo:text-align="center"/>
    </style:style>
    <style:style style:name="P11" style:family="paragraph">
      <loext:graphic-properties draw:fill-color="#e8a202"/>
      <style:paragraph-properties fo:text-align="center"/>
    </style:style>
    <style:style style:name="P12" style:family="paragraph">
      <loext:graphic-properties draw:fill-color="#069a2e"/>
      <style:paragraph-properties fo:text-align="center"/>
    </style:style>
    <style:style style:name="P13" style:family="paragraph">
      <loext:graphic-properties draw:fill-color="#6b5e9b"/>
      <style:paragraph-properties fo:text-align="center"/>
    </style:style>
    <style:style style:name="P14" style:family="paragraph">
      <loext:graphic-properties draw:fill="none" draw:fill-color="#ff5429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05cm" svg:x1="20.123cm" svg:y1="10.437cm" svg:x2="22.329cm" svg:y2="10.469cm" draw:start-shape="id6" draw:start-glue-point="1" svg:d="M20123 10437h2458v32h-252" svg:viewBox="0 0 2459 33">
          <text:p/>
        </draw:connector>
        <draw:connector draw:style-name="gr6" draw:text-style-name="P6" draw:layer="layout" svg:x1="19.95cm" svg:y1="3.662cm" svg:x2="22.386cm" svg:y2="4.802cm" draw:start-shape="id8" draw:start-glue-point="1" draw:end-shape="id10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0" draw:start-glue-point="2" draw:end-shape="id4" draw:end-glue-point="0" svg:d="M22386 9271v1181h-119v1901" svg:viewBox="0 0 120 3083">
          <text:p/>
        </draw:connector>
        <draw:custom-shape draw:style-name="gr12" draw:text-style-name="P1" xml:id="id11" draw:id="id11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2" draw:id="id12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1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2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2" draw:start-glue-point="3" draw:end-shape="id11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3" draw:id="id13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4" draw:id="id14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3" draw:start-glue-point="6" draw:end-shape="id14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3.81cm" svg:height="4.128cm" svg:x="8.149cm" svg:y="4.833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1" draw:layer="layout" svg:width="3.81cm" svg:height="4.128cm" svg:x="8.149cm" svg:y="11.692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12" draw:layer="layout" svg:width="3.81cm" svg:height="4.128cm" svg:x="16.549cm" svg:y="11.85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13" draw:layer="layout" svg:width="3.81cm" svg:height="4.128cm" svg:x="16.549cm" svg:y="4.9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4" draw:layer="layout" svg:width="2.699cm" svg:height="1.005cm" svg:x="8.678cm" svg:y="6.536cm">
          <draw:text-box>
            <text:p>Mesh A</text:p>
          </draw:text-box>
        </draw:frame>
        <draw:frame draw:style-name="gr36" draw:text-style-name="P14" draw:layer="layout" svg:width="2.699cm" svg:height="1.005cm" svg:x="17.179cm" svg:y="6.537cm">
          <draw:text-box>
            <text:p>Mesh B</text:p>
          </draw:text-box>
        </draw:frame>
        <draw:frame draw:style-name="gr36" draw:text-style-name="P14" draw:layer="layout" svg:width="2.699cm" svg:height="1.005cm" svg:x="8.679cm" svg:y="13.337cm">
          <draw:text-box>
            <text:p>Mesh C</text:p>
          </draw:text-box>
        </draw:frame>
        <draw:frame draw:style-name="gr36" draw:text-style-name="P14" draw:layer="layout" svg:width="2.699cm" svg:height="1.005cm" svg:x="17.18cm" svg:y="13.438cm">
          <draw:text-box>
            <text:p>Mesh D</text:p>
          </draw:text-box>
        </draw:frame>
        <presentation:notes draw:style-name="dp2">
          <draw:page-thumbnail draw:style-name="gr3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4T19:21:26.322720665</dc:date>
    <meta:editing-duration>PT21H43M53S</meta:editing-duration>
    <meta:editing-cycles>23</meta:editing-cycles>
    <meta:generator>LibreOffice/6.4.6.2$Linux_X86_64 LibreOffice_project/40$Build-2</meta:generator>
    <meta:document-statistic meta:object-count="88"/>
  </office:meta>
</office:document-meta>
</file>